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27100" calcext:value-type="float">
            <text:p>27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table:number-columns-repeated="3"/>
          <table:table-cell table:style-name="ce15" table:formula="of:=SUM([.B3:.F3])" office:value-type="float" office:value="15700" calcext:value-type="float">
            <text:p>157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749.090909090909" calcext:value-type="float">
            <text:p>749.0909090909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C26:.F26])" office:value-type="float" office:value="359.090909090909" calcext:value-type="float">
            <text:p>359.0909090909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3"/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749.090909090909" calcext:value-type="float">
            <text:p>749.0909090909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/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749.090909090909" calcext:value-type="float">
            <text:p>749.090909090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26:.F26])" office:value-type="float" office:value="749.090909090909" calcext:value-type="float">
            <text:p>749.090909090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359.090909090909" calcext:value-type="float">
            <text:p>359.0909090909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359.090909090909" calcext:value-type="float">
            <text:p>359.0909090909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749.090909090909" calcext:value-type="float">
            <text:p>749.0909090909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749.090909090909" calcext:value-type="float">
            <text:p>749.0909090909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749.090909090909" calcext:value-type="float">
            <text:p>749.0909090909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28])" office:value-type="float" office:value="16059.0909090909" calcext:value-type="float">
            <text:p>16059.0909090909</text:p>
          </table:table-cell>
          <table:table-cell table:style-name="ce29" office:value-type="float" office:value="4500" calcext:value-type="float">
            <text:p>4500</text:p>
          </table:table-cell>
          <table:table-cell table:style-name="ce15" table:formula="of:=SUM([.J7:.J21])" office:value-type="float" office:value="20000" calcext:value-type="float">
            <text:p>20000</text:p>
          </table:table-cell>
          <table:table-cell/>
          <table:table-cell table:style-name="ce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4:.H5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0:22:31.609012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9T11:15:27.589330831</dc:date>
    <meta:editing-duration>P11DT8H40M25S</meta:editing-duration>
    <meta:editing-cycles>3417</meta:editing-cycles>
    <meta:generator>LibreOffice/4.2.8.2$Linux_X86_64 LibreOffice_project/420m0$Build-2</meta:generator>
    <meta:document-statistic meta:table-count="21" meta:cell-count="9769" meta:object-count="0"/>
  </office:meta>
</office:document-meta>
</file>